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ingletonBeanRegistryTests.testSinglet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efaultSingletonBeanRegistryTests.testDispos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ingletonBeanRegistryTests.testDependent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